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/>
        <table:table-column table:default-cell-style-name="ACE-0" table:style-name="ACOL-0"/>
        <table:table-column table:default-cell-style-name="ACE-0" table:style-name="ACOL-0" table:number-columns-repeated="231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490</text:p>
          </table:table-cell>
          <table:table-cell table:style-name="ACE-0" office:value-type="float" office:value="44.32">
            <text:p>44.32</text:p>
          </table:table-cell>
          <table:table-cell table:style-name="ACE-0" office:value-type="float" office:value="-64.209999999999994">
            <text:p>−64.21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">
            <text:p>−2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cottMedioli198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1342</text:p>
          </table:table-cell>
          <table:table-cell table:style-name="ACE-0" office:value-type="float" office:value="44.640000000000001">
            <text:p>44.64</text:p>
          </table:table-cell>
          <table:table-cell table:style-name="ACE-0" office:value-type="float" office:value="-63.340000000000003">
            <text:p>−63.34</text:p>
          </table:table-cell>
          <table:table-cell table:style-name="ACE-0" office:value-type="float" office:value="3220">
            <text:p>322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5">
            <text:p>−6.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1344</text:p>
          </table:table-cell>
          <table:table-cell table:style-name="ACE-0" office:value-type="float" office:value="44.640000000000001">
            <text:p>44.64</text:p>
          </table:table-cell>
          <table:table-cell table:style-name="ACE-0" office:value-type="float" office:value="-63.340000000000003">
            <text:p>−63.34</text:p>
          </table:table-cell>
          <table:table-cell table:style-name="ACE-0" office:value-type="float" office:value="1990">
            <text:p>19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7000000000000002">
            <text:p>−3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249</text:p>
          </table:table-cell>
          <table:table-cell table:style-name="ACE-0" office:value-type="float" office:value="44.640000000000001">
            <text:p>44.64</text:p>
          </table:table-cell>
          <table:table-cell table:style-name="ACE-0" office:value-type="float" office:value="-63.340000000000003">
            <text:p>−63.34</text:p>
          </table:table-cell>
          <table:table-cell table:style-name="ACE-0" office:value-type="float" office:value="815">
            <text:p>81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250</text:p>
          </table:table-cell>
          <table:table-cell table:style-name="ACE-0" office:value-type="float" office:value="44.640000000000001">
            <text:p>44.64</text:p>
          </table:table-cell>
          <table:table-cell table:style-name="ACE-0" office:value-type="float" office:value="-63.340000000000003">
            <text:p>−63.34</text:p>
          </table:table-cell>
          <table:table-cell table:style-name="ACE-0" office:value-type="float" office:value="1650">
            <text:p>16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8999999999999999">
            <text:p>−3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251</text:p>
          </table:table-cell>
          <table:table-cell table:style-name="ACE-0" office:value-type="float" office:value="44.640000000000001">
            <text:p>44.64</text:p>
          </table:table-cell>
          <table:table-cell table:style-name="ACE-0" office:value-type="float" office:value="-63.340000000000003">
            <text:p>−63.34</text:p>
          </table:table-cell>
          <table:table-cell table:style-name="ACE-0" office:value-type="float" office:value="1535">
            <text:p>1535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2000000000000002">
            <text:p>−4.2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9448</text:p>
          </table:table-cell>
          <table:table-cell table:style-name="ACE-0" office:value-type="float" office:value="44.640000000000001">
            <text:p>44.64</text:p>
          </table:table-cell>
          <table:table-cell table:style-name="ACE-0" office:value-type="float" office:value="-63.549999999999997">
            <text:p>−63.55</text:p>
          </table:table-cell>
          <table:table-cell table:style-name="ACE-0" office:value-type="float" office:value="7700">
            <text:p>770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6.899999999999999">
            <text:p>−26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EdgecombeEtal199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974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9240">
            <text:p>92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3.299999999999997">
            <text:p>−43.3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77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8.899999999999999">
            <text:p>−28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78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eawe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8.800000000000001">
            <text:p>−18.8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79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1.699999999999999">
            <text:p>−31.7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haw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80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7280">
            <text:p>72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coma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2.799999999999997">
            <text:p>−32.8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Shaw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81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coma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2">
            <text:p>−42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82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2.950000000000003">
            <text:p>−62.95</text:p>
          </table:table-cell>
          <table:table-cell table:style-name="ACE-0" office:value-type="float" office:value="10980">
            <text:p>109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isula polynym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4.899999999999999">
            <text:p>−44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973</text:p>
          </table:table-cell>
          <table:table-cell table:style-name="ACE-0" office:value-type="float" office:value="44.659999999999997">
            <text:p>44.66</text:p>
          </table:table-cell>
          <table:table-cell table:style-name="ACE-0" office:value-type="float" office:value="-63.130000000000003">
            <text:p>−63.13</text:p>
          </table:table-cell>
          <table:table-cell table:style-name="ACE-0" office:value-type="float" office:value="8800">
            <text:p>8800</text:p>
          </table:table-cell>
          <table:table-cell table:style-name="ACE-0" office:value-type="float" office:value="390">
            <text:p>3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899999999999999">
            <text:p>−19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587</text:p>
          </table:table-cell>
          <table:table-cell table:style-name="ACE-0" office:value-type="float" office:value="44.68">
            <text:p>44.68</text:p>
          </table:table-cell>
          <table:table-cell table:style-name="ACE-0" office:value-type="float" office:value="-63.119999999999997">
            <text:p>−63.12</text:p>
          </table:table-cell>
          <table:table-cell table:style-name="ACE-0" office:value-type="float" office:value="6790">
            <text:p>67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Shaw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972</text:p>
          </table:table-cell>
          <table:table-cell table:style-name="ACE-0" office:value-type="float" office:value="44.68">
            <text:p>44.68</text:p>
          </table:table-cell>
          <table:table-cell table:style-name="ACE-0" office:value-type="float" office:value="-63.119999999999997">
            <text:p>−63.12</text:p>
          </table:table-cell>
          <table:table-cell table:style-name="ACE-0" office:value-type="float" office:value="7500">
            <text:p>75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4.5">
            <text:p>−34.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Shaw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806</text:p>
          </table:table-cell>
          <table:table-cell table:style-name="ACE-0" office:value-type="float" office:value="44.689999999999998">
            <text:p>44.69</text:p>
          </table:table-cell>
          <table:table-cell table:style-name="ACE-0" office:value-type="float" office:value="-63.630000000000003">
            <text:p>−63.63</text:p>
          </table:table-cell>
          <table:table-cell table:style-name="ACE-0" office:value-type="float" office:value="5830">
            <text:p>583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399999999999999">
            <text:p>−21.4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MillerEtal198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605</text:p>
          </table:table-cell>
          <table:table-cell table:style-name="ACE-0" office:value-type="float" office:value="44.689999999999998">
            <text:p>44.69</text:p>
          </table:table-cell>
          <table:table-cell table:style-name="ACE-0" office:value-type="float" office:value="-63.630000000000003">
            <text:p>−63.63</text:p>
          </table:table-cell>
          <table:table-cell table:style-name="ACE-0" office:value-type="float" office:value="7705">
            <text:p>7705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">
            <text:p>−2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illerEtal198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1312</text:p>
          </table:table-cell>
          <table:table-cell table:style-name="ACE-0" office:value-type="float" office:value="44.729999999999997">
            <text:p>44.73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isula polyny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2999999999999998">
            <text:p>−3.3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652</text:p>
          </table:table-cell>
          <table:table-cell table:style-name="ACE-0" office:value-type="float" office:value="44.729999999999997">
            <text:p>44.73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1940">
            <text:p>19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wood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3172</text:p>
          </table:table-cell>
          <table:table-cell table:style-name="ACE-0" office:value-type="float" office:value="44.729999999999997">
            <text:p>44.73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740">
            <text:p>7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polyny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3999999999999999">
            <text:p>−2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8454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2710">
            <text:p>271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2000000000000002">
            <text:p>−6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ott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8455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830">
            <text:p>38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300000000000001">
            <text:p>−11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ott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8459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820">
            <text:p>3820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9000000000000004">
            <text:p>−9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ott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9314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886">
            <text:p>3886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300000000000001">
            <text:p>−10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ott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9316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757">
            <text:p>3757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6999999999999993">
            <text:p>−9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ott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542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9600">
            <text:p>960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5">
            <text:p>12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cott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08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525">
            <text:p>3525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1999999999999993">
            <text:p>−8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8458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1735">
            <text:p>173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999999999999998">
            <text:p>−3.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3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104">
            <text:p>104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4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426">
            <text:p>426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5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46">
            <text:p>346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6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55">
            <text:p>355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7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26">
            <text:p>326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8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508">
            <text:p>508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09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534">
            <text:p>534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0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608">
            <text:p>608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1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819">
            <text:p>819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2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868">
            <text:p>868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3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995">
            <text:p>99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">
            <text:p>−1.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4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1064">
            <text:p>1064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999999999999999">
            <text:p>−1.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5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1091">
            <text:p>1091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6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350">
            <text:p>350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juncus sp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8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841">
            <text:p>841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juncus sp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Gehrels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19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967">
            <text:p>967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juncus sp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Gehrels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7220</text:p>
          </table:table-cell>
          <table:table-cell table:style-name="ACE-0" office:value-type="float" office:value="44.740000000000002">
            <text:p>44.74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996">
            <text:p>996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woody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Gehrels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alifax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28</text:p>
          </table:table-cell>
          <table:table-cell table:style-name="ACE-0" office:value-type="float" office:value="44.189999999999998">
            <text:p>44.19</text:p>
          </table:table-cell>
          <table:table-cell table:style-name="ACE-0" office:value-type="float" office:value="-64.439999999999998">
            <text:p>−64.44</text:p>
          </table:table-cell>
          <table:table-cell table:style-name="ACE-0" office:value-type="float" office:value="4170">
            <text:p>41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ke s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lake1988</text:p>
          </table:table-cell>
          <table:table-cell table:number-columns-repeated="240" table:style-name="ACE-0"/>
        </table:table-row>
        <table:table-row table:style-name="AROW-0" table:number-rows-repeated="45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7T10:44:11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